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text-properties style:font-name-asian="TimesNewRomanPSMT" style:font-name-complex="TimesNewRomanPSMT"/>
    </style:style>
    <style:style style:name="P5" style:family="paragraph" style:parent-style-name="Text_20_body">
      <style:text-properties style:text-underline-style="none"/>
    </style:style>
    <style:style style:name="P6" style:family="paragraph" style:parent-style-name="Text_20_body">
      <style:paragraph-properties fo:text-align="start" style:justify-single-word="false"/>
      <style:text-properties style:text-underline-style="none"/>
    </style:style>
    <style:style style:name="P7" style:family="paragraph" style:parent-style-name="Text_20_body">
      <style:text-properties style:font-name="American Typewriter2"/>
    </style:style>
    <style:style style:name="P8" style:family="paragraph" style:parent-style-name="Text_20_body">
      <style:paragraph-properties fo:text-align="justify" style:justify-single-word="false"/>
    </style:style>
    <style:style style:name="P9" style:family="paragraph" style:parent-style-name="Text_20_body">
      <style:text-properties fo:background-color="#ffff00"/>
    </style:style>
    <style:style style:name="P10" style:family="paragraph" style:parent-style-name="Text_20_body">
      <style:text-properties style:font-name="Palatino1" style:font-name-asian="American Typewriter5" style:font-name-complex="American Typewriter5"/>
    </style:style>
    <style:style style:name="P11" style:family="paragraph" style:parent-style-name="Contents_20_1">
      <style:paragraph-properties>
        <style:tab-stops>
          <style:tab-stop style:position="16.999cm" style:type="right"/>
        </style:tab-stops>
      </style:paragraph-properties>
    </style:style>
    <style:style style:name="P12" style:family="paragraph" style:parent-style-name="Caption">
      <style:paragraph-properties fo:keep-with-next="always"/>
    </style:style>
    <style:style style:name="P13" style:family="paragraph" style:parent-style-name="Standard">
      <style:text-properties style:font-name="Cochin1"/>
    </style:style>
    <style:style style:name="P14" style:family="paragraph" style:parent-style-name="Standard">
      <style:text-properties style:font-name="Cochin1" fo:font-size="12pt" style:font-name-asian="TimesNewRomanPSMT" style:font-size-asian="12pt" style:font-name-complex="TimesNewRomanPSMT" style:font-size-complex="12pt"/>
    </style:style>
    <style:style style:name="P15"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ffff00"/>
    </style:style>
    <style:style style:name="P18"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9" style:family="paragraph" style:parent-style-name="TODO">
      <style:text-properties fo:font-style="normal" style:font-style-asian="normal" style:font-style-complex="normal"/>
    </style:style>
    <style:style style:name="P20"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1"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list-style-name="List_20_1"/>
    <style:style style:name="P23" style:family="paragraph" style:parent-style-name="TODO">
      <style:paragraph-properties fo:background-color="transparent">
        <style:background-image/>
      </style:paragraph-properties>
    </style:style>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7"/>
    <style:style style:name="P34" style:family="paragraph" style:parent-style-name="Text_20_body" style:list-style-name="L7">
      <style:text-properties style:text-underline-style="none"/>
    </style:style>
    <style:style style:name="P35" style:family="paragraph" style:parent-style-name="Text_20_body">
      <style:paragraph-properties fo:text-align="justify" style:justify-single-word="false"/>
    </style:style>
    <style:style style:name="P36" style:family="paragraph" style:parent-style-name="Text_20_body">
      <style:text-properties style:font-name="Palatino1" style:font-name-asian="American Typewriter5" style:font-name-complex="American Typewriter5"/>
    </style:style>
    <style:style style:name="P37" style:family="paragraph" style:parent-style-name="Text_20_body">
      <style:text-properties style:font-name="Palatino1"/>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background-color="transparent">
        <style:background-image/>
      </style:paragraph-properties>
      <style:text-properties fo:background-color="#ffff00"/>
    </style:style>
    <style:style style:name="P40" style:family="paragraph" style:parent-style-name="Text_20_body">
      <style:paragraph-properties fo:background-color="#ffff00">
        <style:background-image/>
      </style:paragraph-properties>
    </style:style>
    <style:style style:name="P41" style:family="paragraph" style:parent-style-name="Heading_20_1">
      <style:paragraph-properties fo:text-align="center" style:justify-single-word="false"/>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Heading_20_4">
      <style:text-properties fo:font-style="normal" style:font-style-asian="normal" style:font-style-complex="normal"/>
    </style:style>
    <style:style style:name="P45" style:family="paragraph" style:parent-style-name="Subtitle" style:master-page-name="First_20_Page">
      <style:paragraph-properties style:page-number="auto"/>
    </style:style>
    <style:style style:name="P4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super 58%" fo:font-weight="normal" style:font-weight-asian="normal" style:font-weight-complex="normal"/>
    </style:style>
    <style:style style:name="T7" style:family="text">
      <style:text-properties style:font-name-asian="TimesNewRomanPSMT" style:font-name-complex="TimesNewRomanPSMT"/>
    </style:style>
    <style:style style:name="T8" style:family="text">
      <style:text-properties style:font-name="Cochin1"/>
    </style:style>
    <style:style style:name="T9" style:family="text">
      <style:text-properties style:font-name="Cochin1" fo:font-style="normal" style:font-name-asian="DejaVu Sans" style:font-style-asian="normal" style:font-name-complex="DejaVu Sans"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style:style>
    <style:style style:name="T15" style:family="text">
      <style:text-properties style:font-name="Times" fo:font-style="normal" style:font-style-asian="normal" style:font-style-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DejaVu Sans" style:font-name-asian="DejaVu Sans" style:font-name-complex="DejaVu Sans"/>
    </style:style>
    <style:style style:name="T20" style:family="text">
      <style:text-properties style:font-name="DejaVu Sans" fo:font-style="normal" style:font-name-asian="DejaVu Sans" style:font-style-asian="normal" style:font-name-complex="DejaVu Sans" style:font-style-complex="normal"/>
    </style:style>
    <style:style style:name="T21" style:family="text">
      <style:text-properties style:font-name="DejaVu Sans" fo:font-style="italic" style:font-name-asian="DejaVu Sans" style:font-style-asian="italic" style:font-name-complex="DejaVu Sans" style:font-style-complex="itali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background-color="#ffff00"/>
    </style:style>
    <style:style style:name="T25" style:family="text">
      <style:text-properties fo:background-color="transparent"/>
    </style:style>
    <style:style style:name="T26" style:family="text">
      <style:text-properties style:font-name-asian="American Typewriter5" style:font-name-complex="American Typewriter5"/>
    </style:style>
    <style:style style:name="T27" style:family="text">
      <style:text-properties style:font-name="American Typewriter3" style:font-name-asian="American Typewriter5" style:font-name-complex="American Typewriter5"/>
    </style:style>
    <style:style style:name="T28" style:family="text">
      <style:text-properties style:font-style-asian="normal"/>
    </style:style>
    <style:style style:name="T29" style:family="text">
      <style:text-properties style:font-style-asian="normal" style:font-style-complex="normal"/>
    </style:style>
    <style:style style:name="T30" style:family="text">
      <style:text-properties style:font-style-complex="normal"/>
    </style:style>
    <style:style style:name="T31"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0">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6">Trait Increase</text:p>
              </table:table-cell>
              <table:table-cell table:style-name="Table3.B1" office:value-type="string">
                <text:p text:style-name="P16">Cost</text:p>
              </table:table-cell>
              <table:table-cell table:style-name="Table3.C1" office:value-type="string">
                <text:p text:style-name="P16">Training Times</text:p>
              </table:table-cell>
            </table:table-row>
            <table:table-row>
              <table:table-cell table:style-name="Table3.A2" office:value-type="string">
                <text:p text:style-name="Table_20_Contents">Divisional Ability</text:p>
              </table:table-cell>
              <table:table-cell table:style-name="Table3.B2" office:value-type="string">
                <text:p text:style-name="P17">TODO</text:p>
              </table:table-cell>
              <table:table-cell table:style-name="Table3.C2" office:value-type="string">
                <text:p text:style-name="P17">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1">
        <draw:text-box fo:min-height="12.056cm">
          <text:p text:style-name="P45">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Meta: What needs to be in here?<text:tab/>2</text:p>
              <text:p text:style-name="P11">Introduction<text:tab/>3</text:p>
              <text:p text:style-name="P11">Character Creation<text:tab/>6</text:p>
              <text:p text:style-name="P11">Backgrounds<text:tab/>15</text:p>
              <text:p text:style-name="P11">Charms<text:tab/>17</text:p>
              <text:p text:style-name="P11">Martial Arts<text:tab/>20</text:p>
              <text:p text:style-name="P11">Erisian Elements<text:tab/>21</text:p>
              <text:p text:style-name="P11">Numerology<text:tab/>22</text:p>
              <text:p text:style-name="P11">Characters<text:tab/>26</text:p>
              <text:p text:style-name="P11">Random Notes<text:tab/>27</text:p>
            </text:index-body>
          </text:table-of-content>
          <text:p text:style-name="Text_20_body"/>
        </draw:text-box>
      </draw:frame>
      <draw:frame draw:style-name="fr3" draw:name="Frame4" text:anchor-type="page" text:anchor-page-number="6" svg:width="17.002cm" style:rel-width="100%" svg:height="24.702cm" fo:min-height="100%" draw:z-index="3">
        <draw:text-box>
          <text:h text:style-name="P41"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2">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2" draw:style-name="gr1" draw:text-style-name="P47" svg:width="13.001cm" svg:height="3.001cm" svg:x="2cm" svg:y="2cm">
        <text:p text:style-name="P46"><text:span text:style-name="T31">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7"/>
      <text:p text:style-name="P7"/>
      <text:h text:style-name="Heading_20_1" text:outline-level="1">Meta: What needs to be in here?</text:h>
      <text:list xml:id="list110211078" text:style-name="List_20_1">
        <text:list-item>
          <text:p text:style-name="P22">Background: History, status quo, motivations, goals, possible futures; effect of Great Curse and/or Great Contagion</text:p>
        </text:list-item>
        <text:list-item>
          <text:p text:style-name="P22">Castes</text:p>
        </text:list-item>
        <text:list-item>
          <text:p text:style-name="P22">Charms, Martial Arts, Sorcery?</text:p>
        </text:list-item>
        <text:list-item>
          <text:p text:style-name="P22">Numerology?</text:p>
        </text:list-item>
        <text:list-item>
          <text:p text:style-name="P22">Backgrounds</text:p>
        </text:list-item>
        <text:list-item>
          <text:p text:style-name="P22">Samples: Characters; Artifacts, Manses &amp; Hearthstones; Antagonists, Creatures, Sidekicks &amp; Troops</text:p>
        </text:list-item>
      </text:list>
      <text:h text:style-name="Heading_20_1" text:outline-level="1">Introduction</text:h>
      <text:p text:style-name="Text_20_body">You hold in your hands one of the Great Books of ancient mythic para-history fnord. <text:s/>This document describes the background, powers and context of the Exalted of Eris, goddess of discord.</text:p>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0">was</text:span><text:span text:style-name="T17">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1542999632" text:continue-numbering="true" text:style-name="List_20_1">
        <text:list-item>
          <text:p text:style-name="P25">Perhaps it was <text:span text:style-name="T10">she</text:span> who suggested to the more <text:soft-page-break/>well-known Celestial Maidens that some Exalted of their own would save them spending quite as much time worrying about the Loom (while secretly hoping they’d end up meddling as much as other mortals).</text:p>
        </text:list-item>
        <text:list-item>
          <text:p text:style-name="P2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25">She could be the goddess of the Yozi’s binding, or of the borders of Creation, or some other force which wrestles with balancing what is permitted and what is not.</text:p>
        </text:list-item>
        <text:list-item>
          <text:p text:style-name="P2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2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0">not</text:span><text:span text:style-name="T17"> involving her would probably be shorter than the list of things she’s supposedly poked her Celestial Spanner into. <text:s/>Regardless of her origin and nature, the real questions are: why is she getting involved in things now, and what does she want?</text:span></text:p>
      <text:p text:style-name="Text_20_body"><text:span text:style-name="T17">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span></text:p>
      <text:p text:style-name="P1"><draw:frame draw:style-name="fr4" draw:name="Frame1" text:anchor-type="paragraph" svg:width="18.621cm" style:rel-width="90%" draw:z-index="4"><draw:text-box fo:min-height="0.499cm"><text:h text:style-name="P44" text:outline-level="4">Sidebar: The Time of the Primordials</text:h><text:p text:style-name="Text_20_body"><text:span text:style-name="T17">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0">their</text:span><text:span text:style-name="T17">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7">T</text:span>he Good Book of Bad Words says, <text:span text:style-name="T7">“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text:soft-page-break/>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22">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2">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23"><text:span text:style-name="T22">The Party for More Parties:</text:span><text:span text:style-name="T23"> A loose collection of criminals, rebels and greedy politicians, this organization is funded and supplied by Discordians from three different cabals, and works to subvert existing political groups.</text:span></text:p>
      <text:p text:style-name="P23"><text:span text:style-name="T23">Some time ago, [invent name here—3</text:span><text:span text:style-name="T6">rd</text:span><text:span text:style-name="T23">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23"><text:bookmark-ref text:reference-format="chapter" text:ref-name="__RefHeading__2753_478467263"/></text:span><text:span text:style-name="T23"><text:bookmark-ref text:reference-format="text" text:ref-name="__RefHeading__2753_478467263">Chapter Eight: Panoply</text:bookmark-ref></text:span><text:span text:style-name="T23">.</text:span></text:p>
      <text:p text:style-name="TODO"><text:span text:style-name="T22">The Apple Corps:</text:span> [blah]</text:p>
      <text:p text:style-name="TODO"><text:span text:style-name="T22">The House of Mirrors:</text:span> [blah]</text:p>
      <text:p text:style-name="TODO"><text:span text:style-name="T22">The Five-Fingered Hand:</text:span> [blah]</text:p>
      <text:p text:style-name="TODO">Other:<text:span text:style-name="T23"> The Citizens Committee for Concerned Citizens, The Party for War on Evil, The Party for More Parties.</text:span></text:p>
      <text:p text:style-name="TODO">[TODO: more]</text:p>
      <text:h text:style-name="Heading_20_3" text:outline-level="3">Cabals</text:h>
      <text:p text:style-name="Text_20_body"><text:span text:style-name="T22">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9"><text:soft-page-break/>TODO</text:p>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1" text:outline-level="1">Chapter Three: Traits</text:h>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0">e.g.</text:span><text:span text:style-name="T17">,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0">e.g.</text:span><text:span text:style-name="T17">,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43" text:outline-level="3">1<text:span text:style-name="T4">st</text:span> Division – Anchor</text:h>
      <text:p text:style-name="P9">[The Discordians of the 1<text:span text:style-name="T4">st</text:span> Division are priests.]</text:p>
      <text:p text:style-name="Text_20_body"><text:span text:style-name="Inline_20_Heading">Symbol:</text:span> “<text:span text:style-name="T19">●</text:span>”, “<text:span text:style-name="T21">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7">Common Solar anima effects, at a cost of 1 mote each:</text:span></text:p>
      <text:list xml:id="list165824719"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3">“The Nagas of the South-East Mountain Tribes say that the sun shines by day because, being a woman, it is afraid to venture out by night.”</text:span></text:p>
      <text:h text:style-name="P43"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0">“</text:span><text:span text:style-name="T21">ⵀ</text:span><text:span text:style-name="T10">”, “</text:span><text:span text:style-name="T20">☯</text:span><text:span text:style-name="T10">”,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7">Common Lunar anima effects, at a cost of 1 mote each:</text:span></text:p>
      <text:list xml:id="list1713292941"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4">This effect applies automatically once her anima banner reaches the 4-7 mote level.</text:span></text:p>
      <text:p text:style-name="Text_20_body"><text:span text:style-name="T17">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0">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43"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4">Ỏ</text:span>”, “<text:span text:style-name="T14">Φ</text:span>”, “<text:span text:style-name="T21">ⵕ</text:span>”, “<text:span text:style-name="T21">ⵚ</text:span>”, “<text:span text:style-name="T21">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4">[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837251278"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7">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43" text:outline-level="3">4<text:span text:style-name="T4">th</text:span> Division – Archway</text:h>
      <text:p text:style-name="P6">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9">✩</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7">Common Sidereal anima effects, at a cost of 1 mote each:</text:span></text:p>
      <text:list xml:id="list2145883647"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7">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7">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7">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3">“Study Demonology with an enemy this Sun-day”</text:span></text:p>
      <text:h text:style-name="P43" text:outline-level="3">5<text:span text:style-name="T4">th</text:span> Division – Anvil</text:h>
      <text:p text:style-name="P8">The Erisians of this Division may seem paradoxical in their love of order, and some gleefully oppose the efforts of other Discordian Exalted; but as one of their many holy books said: “<text:span text:style-name="T7">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1">⬠</text:span>”, Pentagon</text:p>
      <text:p text:style-name="Text_20_body"><text:span text:style-name="Inline_20_Heading">Element:</text:span> Prickle</text:p>
      <text:p text:style-name="Text_20_body"><text:span text:style-name="Inline_20_Heading"><text:span text:style-name="T25">Magical Material:</text:span></text:span><text:span text:style-name="T25">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7">Common Alchemical anima effects, at a cost of 1 mote each [Need more info from 2</text:span><text:span text:style-name="T5">nd</text:span><text:span text:style-name="T17"> Ed]:</text:span></text:p>
      <text:list xml:id="list1009618278"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1">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0">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1">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1">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23"> </text:span></text:span>Integrity, Resistance, Craft, Lore, Bureaucracy</text:p>
      <text:p text:style-name="Text_20_body"><text:span text:style-name="Inline_20_Heading">Other rules:</text:span><text:span text:style-name="Inline_20_Heading"><text:span text:style-name="T23"> The cosmetic effects of Divisional </text:span></text:span><text:span text:style-name="Inline_20_Heading"><text:span text:style-name="T23">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42"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43" text:outline-level="3">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0">“</text:span><text:span text:style-name="T15">Ø</text:span><text:span text:style-name="T17">”, “</text:span><text:span text:style-name="T21">ⵁ</text:span><text:span text:style-name="T17">”;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369634266"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1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17">Concepts:</text:span></text:span><text:span text:style-name="T17"> midwife, playboy, artist, gardener, undertaker, necromancer</text:span></text:p>
      <text:h text:style-name="P43"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0">“</text:span><text:span text:style-name="T21">∆</text:span><text:span text:style-name="T9">”, “</text:span><text:span text:style-name="T21">☖</text:span><text:span text:style-name="T17">”;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549427336" text:continue-numbering="true" text:style-name="List_20_1">
        <text:list-item>
          <text:p text:style-name="P25">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9">[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Text_20_body"><text:span text:style-name="Inline_20_Heading"><text:span text:style-name="T17">Concepts:</text:span></text:span><text:span text:style-name="T17"> worker, craftsman, servant, slave, automaton</text:span></text:p>
      <text:h text:style-name="P43" text:outline-level="3">The Indivisibles</text:h>
      <text:p text:style-name="Quotations_20__28_short_29_">“Form is emptiness … Emptiness is form …<text:line-break/>One should not think <text:line-break/>that these are two separate things.”</text:p>
      <text:p text:style-name="P8">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8">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7">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4">rd</text:span> Division? <text:s/>Maybe they can inflict temporary mutations on themselves?]</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Text_20_body"><text:span text:style-name="Inline_20_Heading"><text:span text:style-name="T17">Concepts:</text:span></text:span><text:span text:style-name="T17"> rebel, trickster, madman, heroic fool, suicidally dedicated warrior or assassin, raksha double-agent</text:span></text:p>
      <text:h text:style-name="P43" text:outline-level="3">The Sub-Division</text:h>
      <text:p text:style-name="Text_20_body"><text:span text:style-name="Inline_20_Heading">Symbol:</text:span> <text:span text:style-name="T17">“#”,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2176568566"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8">[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17">Concepts:</text:span></text:span><text:span text:style-name="T17"> historian, prison guard, heretic, reckless thaumaturge, demonic cult member, nostalgic curmudgeon, wise old weaver</text:span></text:p>
      <text:h text:style-name="P42" text:outline-level="2">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7">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0">i.e.</text:span><text:span text:style-name="T17">,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7">When the count of Podge reaches 10 (or more), </text:span>the character is driven to act strictly in accordance with the dominant order<text:span text:style-name="T17">,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0">do</text:span><text:span text:style-name="T17">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Text_20_body"><text:span text:style-name="T17">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span></text:p>
      <text:p text:style-name="Text_20_body"><text:span text:style-name="T17"/></text:p>
      <text:p text:style-name="P40"><text:span text:style-name="Inline_20_Heading"><text:span text:style-name="T17">Essence and Maximums:</text:span></text:span><text:span text:style-name="T17"> Essence maximums related to aging so far appear to follow those for Solars; however, Priests of Eris older than 200 or so </text:span><text:soft-page-break/><text:span text:style-name="T17">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5">•</text:p>
          </table:table-cell>
          <table:table-cell table:style-name="Table2.A1" office:value-type="string">
            <text:p text:style-name="Table_20_Contents">Provides a single follower.</text:p>
          </table:table-cell>
        </table:table-row>
        <text:soft-page-break/>
        <table:table-row>
          <table:table-cell table:style-name="Table2.A2" office:value-type="string">
            <text:p text:style-name="P15">••</text:p>
          </table:table-cell>
          <table:table-cell table:style-name="Table2.A2" office:value-type="string">
            <text:p text:style-name="Table_20_Contents">Provides up to 5 followers.</text:p>
          </table:table-cell>
        </table:table-row>
        <table:table-row>
          <table:table-cell table:style-name="Table2.A1" office:value-type="string">
            <text:p text:style-name="P15">•••</text:p>
          </table:table-cell>
          <table:table-cell table:style-name="Table2.A1" office:value-type="string">
            <text:p text:style-name="Table_20_Contents">Provides 20 followers.</text:p>
          </table:table-cell>
        </table:table-row>
        <table:table-row>
          <table:table-cell table:style-name="Table2.A2" office:value-type="string">
            <text:p text:style-name="P15">••••</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5">•••••</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text:soft-page-break/>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Chapter Four: 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0">can</text:span><text:span text:style-name="T17">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7">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886080041"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1654977251"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60819497"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525216037"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2" text:outline-level="2"><text:soft-page-break/>Martial Arts</text:h>
      <text:p text:style-name="TODO">[TODO … not sure I can be bothered with these, except maybe the Bureaucracy-related one :-)]</text:p>
      <text:h text:style-name="Heading_20_3" text:outline-level="3">1: Martial Arts</text:h>
      <text:p text:style-name="Text_20_body">Talking to the Hand</text:p>
      <text:h text:style-name="Heading_20_3" text:outline-level="3">2: Performance</text:h>
      <text:p text:style-name="Text_20_body">Big Top / Great Ultimate / T’ai Chi</text:p>
      <text:h text:style-name="Heading_20_3" text:outline-level="3">3: War</text:h>
      <text:p text:style-name="Text_20_body">Hand Signals Form</text:p>
      <text:h text:style-name="Heading_20_3" text:outline-level="3">4: Occult</text:h>
      <text:p text:style-name="Text_20_body">Form Without Form</text:p>
      <text:h text:style-name="Heading_20_3" text:outline-level="3">5: Bureaucracy</text:h>
      <text:p text:style-name="Text_20_body">Form Request Form</text:p>
      <text:h text:style-name="Heading_20_2" text:outline-level="2">Sorcery</text:h>
      <text:p text:style-name="P40">TODO</text:p>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334976631" text:continue-list="list2176568566"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6">Numerology<text:line-break/>Points</text:p>
          </table:table-cell>
          <table:table-cell table:style-name="Table4.A1" office:value-type="string">
            <text:p text:style-name="P16">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6">Numerology<text:line-break/>Points</text:p>
          </table:table-cell>
          <table:table-cell table:style-name="Table6.A1" office:value-type="string">
            <text:p text:style-name="P16">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2174107875"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780332287"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0">does</text:span><text:span text:style-name="T17">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345646247" text:continue-numbering="true" text:style-name="List_20_1">
        <text:list-item>
          <text:p text:style-name="P25">Join Battle/Debate <text:span text:style-name="T10">and</text:span><text:span text:style-name="T17">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10">and</text:span><text:span text:style-name="T17"> Pool (both modified together)</text:span></text:p>
        </text:list-item>
        <text:list-item>
          <text:p text:style-name="P25"><text:span text:style-name="T17">Stunning Threshold </text:span><text:span text:style-name="T10">and</text:span><text:span text:style-name="T17">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7">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0">down</text:span><text:span text:style-name="T17">.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0">if</text:span><text:span text:style-name="T17">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316739061"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952451828"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10">or</text:span><text:span text:style-name="T17">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291277903"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0">per modified value</text:span><text:span text:style-name="T17">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168993653"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text:soft-page-break/>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pter Six: Storytelling</text:h>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oft-page-break/><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text:bookmark text:name="__RefHeading__2753_478467263"/>Chapter Eight: Panoply<text:bookmark-end text:name="__RefHeading__2753_478467263"/></text:h>
      <text:h text:style-name="Heading_20_2" text:outline-level="2">Manses and Demesnes</text:h>
      <text:h text:style-name="Heading_20_3" text:outline-level="3">The House of Mirrors<text:line-break/>(Sidereal Manse <text:span text:style-name="T27">•••••</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724949013" text:continue-numbering="true" text:style-name="List_20_1">
        <text:list-item>
          <text:p text:style-name="P25">Rating: 10</text:p>
        </text:list-item>
        <text:list-item>
          <text:p text:style-name="P25">Hearthstone Reduction: 5</text:p>
        </text:list-item>
      </text:list>
      <text:p text:style-name="Text_20_body">Powers:</text:p>
      <text:list xml:id="list1526862927" text:continue-numbering="true" text:style-name="List_20_1">
        <text:list-item>
          <text:p text:style-name="P25">Reality Archive: 2</text:p>
        </text:list-item>
        <text:list-item>
          <text:p text:style-name="P25">Puzzle Manse: 3</text:p>
        </text:list-item>
        <text:list-item>
          <text:p text:style-name="P25">Outside Fate: 4</text:p>
        </text:list-item>
        <text:list-item>
          <text:p text:style-name="P25">Portal Creation: 6</text:p>
        </text:list-item>
      </text:list>
      <text:h text:style-name="Heading_20_3" text:outline-level="3">The Pentagon<text:line-break/>(Air Manse <text:span text:style-name="T26">••••</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686646953" text:continue-numbering="true" text:style-name="List_20_1">
        <text:list-item>
          <text:p text:style-name="P25">Rating: 8</text:p>
        </text:list-item>
        <text:list-item>
          <text:p text:style-name="P25">Hearthstone Sacrifice: 2</text:p>
        </text:list-item>
        <text:list-item>
          <text:p text:style-name="P25">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674729538" text:continue-numbering="true" text:style-name="List_20_1">
        <text:list-item>
          <text:p text:style-name="P25">Network Node: 1. <text:s/>The manse is connected to a number of other intel-collection outposts across Creation (and possibly in other realms).</text:p>
        </text:list-item>
        <text:list-item>
          <text:p text:style-name="P25">Externally Hardened: 2. <text:s/>A reduced version of <text:soft-page-break/>the Armored power: the manse has an increased soak of 14L/21B externally, due to its Essence-reinforced basalt shell, but still only 6L/12B internally.</text:p>
        </text:list-item>
        <text:list-item>
          <text:p text:style-name="P25">Basic Provider: 2. <text:s/>Like Provider, but only caters for a group of Magnitude equal to (rating – 1), <text:span text:style-name="T10">i.e.</text:span><text:span text:style-name="T17">, 3, or 150 people</text:span>. <text:s/>The air is breathable but feels stale, the food is nourishing but bland, and so on.</text:p>
        </text:list-item>
        <text:list-item>
          <text:p text:style-name="P25">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25">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25">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38"><text:span text:style-name="Inline_20_Heading_20_2"><text:span text:style-name="T29">Library Link:</text:span></text:span><text:span text:style-name="T17"> Any of these creatures can instantly access the contents of the library. <text:s/>They can train themselves in up to 3 specialties, and can swap out existing specialties for new ones over time.</text:span></text:p>
      <text:p text:style-name="P38"><text:span text:style-name="Inline_20_Heading_20_2"><text:span text:style-name="T29">Linguistic Facility:</text:span></text:span><text:span text:style-name="T17"> All Grey Men know one language in addition to High Realm. <text:s/>They may change this language once per day via an arcane connection to the manse’s Library.</text:span></text:p>
      <text:p text:style-name="P38"><text:span text:style-name="Inline_20_Heading_20_2"><text:span text:style-name="T29">Reanimation:</text:span></text:span><text:span text:style-name="T17">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38"><text:span text:style-name="Inline_20_Heading_20_2"><text:span text:style-name="T29">Outside Fate:</text:span></text:span><text:span text:style-name="T17"> The Grey Men have no souls and are unconnected to the Loom of Fate, so they do not draw attention to the manse’s existence.</text:span></text:p>
      <text:p text:style-name="P38"><text:span text:style-name="Inline_20_Heading_20_2"><text:span text:style-name="T29">Limited Independent Functioning:</text:span></text:span><text:span text:style-name="T17"> Any of these servants may range up to 115 yards from the building, and up to 23 of them at any time may travel freely.</text:span></text:p>
      <text:h text:style-name="Heading_20_2" text:outline-level="2">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6">•••)</text:span></text:h>
      <text:p text:style-name="P10">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10">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ext:soft-page-break/>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24">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10">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27">•)</text:span></text:h>
      <text:p text:style-name="P37"><text:span text:style-name="T26">Socialize + 1; Presence (Calming Reassurance +1), Investigation (Understanding Fears + 1) </text:span></text:p>
      <text:h text:style-name="Heading_20_4" text:outline-level="4">Loyalty to [Kingdom] (<text:span text:style-name="T27">••)</text:span></text:h>
      <text:p text:style-name="P37"><text:span text:style-name="T26">War + 1, Integrity + 2; Bureaucracy (Negotiation + 2)</text:span></text:p>
      <text:h text:style-name="Heading_20_4" text:outline-level="4">Oppose the Immaculate Order (<text:span text:style-name="T27">•••)</text:span></text:h>
      <text:p text:style-name="P37"><text:span text:style-name="T26">Dexterity + 1, Charisma + 1; Martial Arts + 1, Dodge + 1; Performance (Persuasive Oratory + 1), Lore (Immaculate Order + 1); Compassion + 1</text:span></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1" text:outline-level="1">Appendix: 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0">i.e.</text:span><text:span text:style-name="T17">,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0">some</text:span><text:span text:style-name="T17">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text:soft-page-break/>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4">Paratheoianametamystichood of Eris Esoteric</text:p>
      <text:p text:style-name="P4">… under no circumstances may you become a Prophet. We don’t intend to jeopardize our nonprophet status.</text:p>
      <text:p text:style-name="P4">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7">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7">weeks on end.”</text:span></text:p>
      <text:p text:style-name="P4">Besides the pen is only mighter than the sword at a range greater than five feet.</text:p>
      <text:p text:style-name="P4">Perhaps occasionally the soul of Emperor Norton descends once more into the world to momentarily inhabit the body of an otherwise undistinguished infidel.</text:p>
      <text:p text:style-name="P4">According to L.A. Rollins in Lucifer’s Lexicon a Discordian is one who likes to wear Emperor Norton’s old clothes.</text:p>
      <text:p text:style-name="P4">Discordianism is not just a religion; it is a mental illness.</text:p>
      <text:p text:style-name="P4">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4">OR</text:p>
      <text:p text:style-name="P4">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4">No matter whether he calls himself Greyface or the Anti-“Bob” he acts like the Devil, because his most famous line is: “Let me organize it for you!”</text:p>
      <text:p text:style-name="P4">But no doubt you are also curious about Eris. Where does she hang out these days - now that Olympus has gone tourist? Eris Discordia is in Limbo, where all we virtuous pagans and our gods and goddesses go between lifetimes.</text:p>
      <text:p text:style-name="P4">There is no prohibition against prayer - which is not to say we think it is a wise activity.</text:p>
      <text:p text:style-name="Text_20_body"><text:span text:style-name="T7">Eristic Avatars are sent down into Reality, the original Rorschach, for the purpose keeping things from becoming so well </text:span><text:span text:style-name="T7">ordered that they stop working. This they often accomplish by insisting that certain arbitrary interpretations of reality are the only valid ones. That causes Strife </text:span><text:span text:style-name="T7">which results in Confusion which revitalizes Holy Chaos.</text:span></text:p>
      <text:p text:style-name="P4">… as the Taoist sage Chuang Tzu simply said, “The more laws there are, the more crime there is.”</text:p>
      <text:p text:style-name="P4">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4">That was Greg showing off his rubber stamp collection. Few hobbies are as psychologically gratifying - especially when some bureaucrat is making you wait, with his or her back to you for a moment - as collection rubber stamps.</text:p>
      <text:p text:style-name="P4">A secret method of identifying your Discordianship for the benefit of other Discordians is by wearing a pull-off aluminum beer-can tab, strung through its ring, around your neck. That is called an All-Seeing Eye of Eris (complete with Tear) …</text:p>
      <text:p text:style-name="P4">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8">ings?</text:span></text:p>
      <text:p text:style-name="P13">M2: Even false things are true.</text:p>
      <text:p text:style-name="P13">GP: How can that be?</text:p>
      <text:p text:style-name="P14">M2: I don’t know man, I didn’t do it.</text:p>
      <text:p text:style-name="P14">–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2">mad</text:span><text:span text:style-name="T13"> but not </text:span><text:span text:style-name="T12">ill</text:span><text:span text:style-name="T13">.” – Werewolf Bridge, Robert Anton Wilson</text:span></text:p>
      <text:p text:style-name="P5">“... we Erisians seldom pray, it is much too dangerous”</text:p>
      <text:p text:style-name="Text_20_body"><text:span text:style-name="T13">“Heaven is down. Hell is up. This is proven by the fact that the planets and stars are orderly in </text:span><text:span text:style-name="T13">their movements, while down on earth we come close to the primal chaos. <text:s/>There are four other proofs, but I forgot them.” – Josh the Dill // KING KONG KABAL</text:span></text:p>
      <text:p text:style-name="P5">“Eris is not hateful or malicious. But She is mischievous, and does get a little bitchy at times.”</text:p>
      <text:p text:style-name="P5">The Law of Fives. <text:s/>The Holy 23.</text:p>
      <text:p text:style-name="P5">*** “The Nagas of Upper Burma say that the sun shines by day because, being a woman, it is afraid to venture out by night.”</text:p>
      <text:p text:style-name="P5">“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6">“To diverse gods<text:line-break/>Do mortals bow;<text:line-break/>Holy Cow, and<text:line-break/>Wholly Chao.”<text:line-break/>– Rev. Dr. Grindlebone<text:line-break/>Monroe Cabal</text:p>
      <text:p text:style-name="P5">“Common sense is what tells you that the world is flat.”</text:p>
      <text:p text:style-name="P5">“This is St. Gulik. <text:s/>He is the Messenger of the Goddess. <text:s/>A different age from ours called him Hermes. <text:s/>Many people called him by many names. <text:s/>He is a Roach.”</text:p>
      <text:p text:style-name="Text_20_body"><text:span text:style-name="T13">“Everybody I know who is right always agrees with </text:span><text:span text:style-name="T12">me</text:span><text:span text:style-name="T13">.” – Rev. Lady Mal.</text:span></text:p>
      <text:p text:style-name="P5">POEE Calendar (00034)</text:p>
      <text:p text:style-name="P5">"The Five Laws have root in awareness." – Che Fung (Ezra Pound, Canto 85)</text:p>
      <text:p text:style-name="P5">“... under Eris Confusion became established, and was hence called Bureaucracy; while over Bureaucracy Eris became established, and was hence called Discordia” – Book of Uterus, 1:7</text:p>
      <text:p text:style-name="Text_20_body"><text:span text:style-name="T13">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2">we</text:span><text:span text:style-name="T13"> know.</text:span></text:p>
      <text:list xml:id="list82742193" text:style-name="L7">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3">The Sacred Order of THE DEFAMATION LEAGUE. Not much is known about the D.L., but they are very ancient and quite </text:span><text:soft-page-break/><text:span text:style-name="T13">possibly were founded by Greyface himself. It is known that they now have absolute domination over all organized churches in the world. </text:span><text:span text:style-name="T13">It is also believed that they have been costuming cabbages and passing them off as human beings. [Anchor]</text:span></text:p>
        </text:list-item>
      </text:list>
      <text:p text:style-name="P5">“immanentize the eschaton” – make-part-of-oneself/reality the end/final_destiny-of-everything</text:p>
      <text:p text:style-name="P5">The Five Basic Elements: Sweet, Boom, Pungent, Prickle and Orange</text:p>
      <text:p text:style-name="P5">“Study Demonology with an enemy this Sunday,” sez Thom, Gnos.</text:p>
      <text:p text:style-name="P5">“Illuminate the opposition!”</text:p>
      <text:p text:style-name="P5">“The Golden Secret” // “Nonsense as Salvation”</text:p>
      <text:p text:style-name="P5">“The future site of beautiful San Andreas Canyon”</text:p>
      <text:p text:style-name="P5">“Idealism lives with rules. Realism lives with rocks.” – Professor Ignotium P. Ignotius</text:p>
      <text:p text:style-name="P5">[See Norton Cabal Interview for properties of some characters.]</text:p>
      <text:p text:style-name="P5">[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text-properties fo:font-variant="small-caps" style:font-name="Palatino2" fo:font-size="85%" fo:font-weight="bold" style:font-size-asian="85%" style:font-weight-asian="bold" style:font-size-complex="85%" style:font-weight-complex="bold"/>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Inline_20_Heading_20_2" style:display-name="Inline Heading 2" style:family="text" style:parent-style-name="Inline_20_Heading">
      <style:text-properties fo:font-size="10pt" fo:font-style="italic" fo:font-weight="normal" fo:background-color="transparen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text:page-number></text:p>
      </style:footer>
    </style:master-page>
    <style:master-page style:name="Left_20_Page" style:display-name="Left Page" style:page-layout-name="Mpm3" style:next-style-name="Right_20_Page">
      <style:footer>
        <text:p text:style-name="Page_20_Number_20__28_left_29_"><text:tab/><text:page-number text:select-page="current">1</text:page-number></text:p>
      </style:footer>
    </style:master-page>
    <style:master-page style:name="Right_20_Page" style:display-name="Right Page" style:page-layout-name="Mpm4" style:next-style-name="Left_20_Page">
      <style:footer>
        <text:p text:style-name="Page_20_Number_20__28_right_29_"><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7-23T20:15:12</dc:date>
    <dc:language>en-GB</dc:language>
    <meta:editing-cycles>357</meta:editing-cycles>
    <meta:editing-duration>PT357H37M18S</meta:editing-duration>
    <meta:document-statistic meta:table-count="5" meta:image-count="0" meta:object-count="0" meta:page-count="39" meta:paragraph-count="954" meta:word-count="21876" meta:character-count="131364"/>
    <meta:user-defined meta:name="Info 1"/>
    <meta:user-defined meta:name="Info 2"/>
    <meta:user-defined meta:name="Info 3"/>
    <meta:user-defined meta:name="Info 4"/>
  </office:meta>
</office:document-meta>
</file>